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247cm" fo:margin-left="0cm" table:align="left"/>
    </style:style>
    <style:style style:name="Tabel1.A" style:family="table-column">
      <style:table-column-properties style:column-width="4.311cm"/>
    </style:style>
    <style:style style:name="Tabel1.C" style:family="table-column">
      <style:table-column-properties style:column-width="4.313cm"/>
    </style:style>
    <style:style style:name="Tabel1.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line-height="150%"/>
      <style:text-properties style:font-name="Arial" fo:font-size="12pt" style:font-size-asian="12pt" style:font-name-complex="Arial" style:font-size-complex="12pt"/>
    </style:style>
    <style:style style:name="P3" style:family="paragraph" style:parent-style-name="Normal">
      <style:paragraph-properties fo:line-height="150%"/>
      <style:text-properties style:font-name="Arial" fo:font-size="12pt" fo:language="en" fo:country="US" style:font-size-asian="12pt" style:font-name-complex="Arial" style:font-size-complex="12pt"/>
    </style:style>
    <style:style style:name="P4" style:family="paragraph" style:parent-style-name="Normal">
      <style:paragraph-properties fo:line-height="150%"/>
      <style:text-properties style:font-name="Arial" fo:font-size="12pt" fo:language="sv" fo:country="SE" style:font-size-asian="12pt" style:font-name-complex="Arial" style:font-size-complex="12pt"/>
    </style:style>
    <style:style style:name="P5" style:family="paragraph" style:parent-style-name="Normal">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6" style:family="paragraph" style:parent-style-name="Normal">
      <style:paragraph-properties fo:line-height="150%"/>
    </style:style>
    <style:style style:name="P7" style:family="paragraph" style:parent-style-name="Normal">
      <style:paragraph-properties fo:margin-top="0cm" fo:margin-bottom="0cm" fo:line-height="150%"/>
      <style:text-properties style:font-name="Arial" fo:font-size="12pt" style:font-size-asian="12pt" style:font-name-complex="Arial" style:font-size-complex="12pt"/>
    </style:style>
    <style:style style:name="P8" style:family="paragraph" style:parent-style-name="Normal">
      <style:paragraph-properties fo:margin-top="0cm" fo:margin-bottom="0cm" fo:line-height="150%"/>
    </style:style>
    <style:style style:name="P9" style:family="paragraph" style:parent-style-name="Listeafsnit">
      <style:paragraph-properties fo:line-height="150%">
        <style:tab-stops/>
      </style:paragraph-properties>
    </style:style>
    <style:style style:name="P10" style:family="paragraph" style:parent-style-name="Listeafsnit">
      <style:paragraph-properties fo:margin-left="0cm" fo:margin-right="0cm" fo:line-height="150%" fo:text-indent="0cm" style:auto-text-indent="false">
        <style:tab-stops/>
      </style:paragraph-properties>
    </style:style>
    <style:style style:name="P11" style:family="paragraph" style:parent-style-name="Listeafsnit">
      <style:paragraph-properties fo:margin-left="0cm" fo:margin-right="0cm" fo:line-height="150%" fo:text-align="center" style:justify-single-word="false" fo:text-indent="0cm" style:auto-text-indent="false">
        <style:tab-stops/>
      </style:paragraph-properties>
    </style:style>
    <style:style style:name="P12" style:family="paragraph" style:parent-style-name="Listeafsnit">
      <style:paragraph-properties fo:margin-left="0cm" fo:margin-right="0cm" fo:line-height="150%" fo:text-align="center" style:justify-single-word="false" fo:text-indent="0cm" style:auto-text-indent="false" fo:break-before="page">
        <style:tab-stops/>
      </style:paragraph-properties>
    </style:style>
    <style:style style:name="P13" style:family="paragraph" style:parent-style-name="Heading_20_1" style:master-page-name="MP0">
      <style:paragraph-properties fo:line-height="150%" fo:text-align="center" style:justify-single-word="false" style:page-number="auto" fo:break-before="page"/>
      <style:text-properties style:font-name="Arial" fo:font-size="28pt" style:font-size-asian="28pt" style:font-name-complex="Arial" style:font-size-complex="28pt"/>
    </style:style>
    <style:style style:name="P14" style:family="paragraph" style:parent-style-name="Heading_20_2">
      <style:paragraph-properties fo:line-height="150%" fo:text-align="center" style:justify-single-word="false"/>
      <style:text-properties style:font-name="Arial" fo:font-size="14pt" style:font-size-asian="14pt" style:font-name-complex="Arial" style:font-size-complex="14pt"/>
    </style:style>
    <style:style style:name="P15" style:family="paragraph" style:parent-style-name="Listeafsnit" style:list-style-name="L1">
      <style:paragraph-properties fo:line-height="150%">
        <style:tab-stops/>
      </style:paragraph-properties>
    </style:style>
    <style:style style:name="P16" style:family="paragraph" style:parent-style-name="Listeafsnit" style:list-style-name="L2">
      <style:paragraph-properties fo:line-height="150%">
        <style:tab-stops/>
      </style:paragraph-properties>
    </style:style>
    <style:style style:name="P17" style:family="paragraph" style:parent-style-name="Listeafsnit" style:list-style-name="L3">
      <style:paragraph-properties fo:line-height="150%">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12pt" fo:language="en" fo:country="US"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normal"/>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normal" style:font-size-asian="12pt" style:font-weight-asian="normal" style:font-name-complex="Arial" style:font-size-complex="12pt" style:font-weight-complex="normal"/>
    </style:style>
    <style:style style:name="T8" style:family="text">
      <style:text-properties fo:language="sv" fo:country="SE"/>
    </style:style>
    <style:style style:name="T9" style:family="text">
      <style:text-properties fo:font-size="18pt" style:font-size-asian="15.75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RoboGO<text:line-break/><text:span text:style-name="T9">(Robotic Global Organization)</text:span></text:h>
      <text:p text:style-name="P6"><text:tab/><text:tab/><text:tab/></text:p>
      <text:h text:style-name="P14" text:outline-level="2">Samarbejdskontrakt</text:h>
      <text:p text:style-name="P5">V. 0.2: Udkast</text:p>
      <text:p text:style-name="P6"/>
      <text:p text:style-name="P2">Denne samarbejdskontrakt for Gruppe 3’s udviklere i virksomheden <text:span text:style-name="T2">RoboGO</text:span>.</text:p>
      <text:p text:style-name="P2">Gruppens udviklere er:</text:p>
      <table:table table:name="Tabel1" table:style-name="Tabel1">
        <table:table-column table:style-name="Tabel1.A" table:number-columns-repeated="2"/>
        <table:table-column table:style-name="Tabel1.C" table:number-columns-repeated="2"/>
        <table:table-row>
          <table:table-cell table:style-name="Tabel1.A1" office:value-type="string">
            <text:p text:style-name="P7">Søren Howe Gersager(10430)</text:p>
          </table:table-cell>
          <table:table-cell table:style-name="Tabel1.A1" office:value-type="string">
            <text:p text:style-name="P8"><text:span text:style-name="Standardskrifttype_20_i_20_afsnit"><text:span text:style-name="T3">Cong Thanh Dao(10517)</text:span></text:span></text:p>
          </table:table-cell>
          <table:table-cell table:style-name="Tabel1.A1" office:value-type="string">
            <text:p text:style-name="P7">Yusuf Tezel(10568)</text:p>
          </table:table-cell>
          <table:table-cell table:style-name="Tabel1.A1" office:value-type="string">
            <text:p text:style-name="P7">Sam Luu Tong(10898)</text:p>
          </table:table-cell>
        </table:table-row>
        <table:table-row>
          <table:table-cell table:style-name="Tabel1.A1" office:value-type="string">
            <text:p text:style-name="P7">Nicolaj Quottrup(10754)</text:p>
          </table:table-cell>
          <table:table-cell table:style-name="Tabel1.A1" office:value-type="string">
            <text:p text:style-name="P7">René Høgh Thomsen(10778)</text:p>
          </table:table-cell>
          <table:table-cell table:style-name="Tabel1.A1" office:value-type="string">
            <text:p text:style-name="P7">Michael Batz Hansen(10791)</text:p>
          </table:table-cell>
          <table:table-cell table:style-name="Tabel1.A1" office:value-type="string">
            <text:p text:style-name="P7"/>
          </table:table-cell>
        </table:table-row>
      </table:table>
      <text:p text:style-name="P2"/>
      <text:p text:style-name="P2">Følgende betingelser skal overholdes:</text:p>
      <text:p text:style-name="P10">§ <text:span text:style-name="Standardskrifttype_20_i_20_afsnit"><text:span text:style-name="T4">1) Møder:</text:span></text:span></text:p>
      <text:list xml:id="list35437630" text:style-name="L1">
        <text:list-item>
          <text:p text:style-name="P15"><text:span text:style-name="Standardskrifttype_20_i_20_afsnit"><text:span text:style-name="T7">Folk skal være med til de aftalte møder. Udeladelse koster 1 advarsel.<text:line-break/>Folk kan med aftalt begrundelse med gruppe lederen være med i mødet hjemmefra.</text:span></text:span></text:p>
        </text:list-item>
        <text:list-item>
          <text:p text:style-name="P15"><text:span text:style-name="Standardskrifttype_20_i_20_afsnit"><text:span text:style-name="T7">Folk skal minimum 15 minutter før aftalt møde informere gruppe lederen eller resten om gruppen om dette. Gruppe lederen står derefter for at vurdere om forsinkelsen er begrundet. Hvis den ikke er begrundet koster det 1 advarsel.</text:span></text:span></text:p>
        </text:list-item>
        <text:list-item>
          <text:p text:style-name="P15"><text:span text:style-name="Standardskrifttype_20_i_20_afsnit"><text:span text:style-name="T7">Grupperums ansvarlig skal minimum 10 minutter før aftalt møde informere om lokalet for mødet. Hvis dette ikke overholdes får grupperums ansvarlig 1 advarsel.</text:span></text:span></text:p>
        </text:list-item>
        <text:list-item>
          <text:p text:style-name="P15"><text:span text:style-name="Standardskrifttype_20_i_20_afsnit"><text:span text:style-name="T7">Møder, udover daglige, skal der informeres om til resten af gruppen minimum 12 timer før mødet. Medmindre hastemøde(Godkendes af gruppe lederen).<text:line-break/>Betingelser for mødet:</text:span></text:span></text:p>
          <text:list>
            <text:list-item>
              <text:p text:style-name="P15"><text:span text:style-name="Standardskrifttype_20_i_20_afsnit"><text:span text:style-name="T7">Mødet skal være aftalt i samarbejde med gruppe lederen og godkendt.</text:span></text:span></text:p>
            </text:list-item>
            <text:list-item>
              <text:p text:style-name="P15"><text:span text:style-name="Standardskrifttype_20_i_20_afsnit"><text:span text:style-name="T7">Der er reserveret et lokale til mødet. Enten gjort af initiativ tageren eller grupperums ansvarlig.</text:span></text:span></text:p>
            </text:list-item>
          </text:list>
          <text:p text:style-name="P15"><text:span text:style-name="Standardskrifttype_20_i_20_afsnit"><text:span text:style-name="T7"><text:line-break/>Hvis én eller flere af punkterne ikke er overholdt er mødet ikke gyldigt, og der vil </text:span></text:span><text:soft-page-break/><text:span text:style-name="Standardskrifttype_20_i_20_afsnit"><text:span text:style-name="T7">ikke blive givet advarsler for ikke at have mødt op.</text:span></text:span></text:p>
        </text:list-item>
      </text:list>
      <text:p text:style-name="P10"><text:span text:style-name="Standardskrifttype_20_i_20_afsnit"><text:span text:style-name="T7"/></text:span></text:p>
      <text:list xml:id="list35650298" text:continue-numbering="true" text:style-name="L1">
        <text:list-item>
          <text:p text:style-name="P15"><text:span text:style-name="Standardskrifttype_20_i_20_afsnit"><text:span text:style-name="T7">Under møderne skal der være så vidt muligt ro. Diskussionerne kan foregå, men hvis ordstyreren beder om ro skal dette overholdes, ellers har ordstyreren mulighed for at give en advarsel til medlemmet eller medlemmerne. Næste gang medlemmet eller medlemmerne forstyrrer, i mødet hvor han har fået en advarsel, har ordstyreren muligheden for at sende personen ud fra mødet.<text:line-break/></text:span></text:span></text:p>
        </text:list-item>
      </text:list>
      <text:p text:style-name="P10"><text:span text:style-name="Standardskrifttype_20_i_20_afsnit"><text:span text:style-name="T7"/></text:span></text:p>
      <text:p text:style-name="P10"><text:span text:style-name="Standardskrifttype_20_i_20_afsnit"><text:span text:style-name="T7">§ 2</text:span></text:span><text:span text:style-name="Standardskrifttype_20_i_20_afsnit"><text:span text:style-name="T5">) Arbejde:</text:span></text:span></text:p>
      <text:list xml:id="list35431060" text:style-name="L2">
        <text:list-item>
          <text:p text:style-name="P16"><text:span text:style-name="Standardskrifttype_20_i_20_afsnit"><text:span text:style-name="T7">Folk har til ansvar at tage initiativ til at holde sig i gang. Med det menes at hvis de ikke har noget at lavet, skal de selv se, hvor de kan hjælpe til. Hvis gruppe lederen vurderer at man ikke har taget nok initiativ til at hjælpe til og gruppe lederen ikke kan finde noget arbejde til personen, koster det 1 advarsel.</text:span></text:span></text:p>
        </text:list-item>
        <text:list-item>
          <text:p text:style-name="P16"><text:span text:style-name="Standardskrifttype_20_i_20_afsnit"><text:span text:style-name="T7">Folk skal sørge for på den ene eller anden måde holde gruppen informeret om hvad personen er i gang med. Kan ellers medføre dobbelt arbejde. Overtrædelse koster 1 advarsel.<text:line-break/>Dette kan for eksempel gøres via daglige møder, SCRUM tavle samt commit beskeder.</text:span></text:span></text:p>
        </text:list-item>
        <text:list-item>
          <text:p text:style-name="P16"><text:span text:style-name="Standardskrifttype_20_i_20_afsnit"><text:span text:style-name="T7">Det psykiske arbejdsmiljø skal helst være et miljø, hvor alle kan arbejde i. Dette betyder at folk ikke må gøre det uudholdeligt, for andre i gruppen, at arbejde. Dette kan være alt fra gentagen mobning ved møder til direkte negative konfrontationer uden for gruppen. <text:line-break/>Folk der oplever dette har til ansvar at sige dette videre til gruppe lederen, som vil have en samtale med den pågældende 'overtræder'. Dette kan eventuelt give en advarsel alt afhængig af problemets grad.<text:line-break/>Klagerens navn vil være anonymt. Hvis det skulle vise sig at 'overtræderen' finder ud af hvem det er, må han ikke på den ene eller anden måde true personen. Dette kan medføre udvisning.</text:span></text:span></text:p>
        </text:list-item>
      </text:list>
      <text:p text:style-name="P9"><text:span text:style-name="Standardskrifttype_20_i_20_afsnit"><text:span text:style-name="T7"/></text:span></text:p>
      <text:p text:style-name="P10"><text:span text:style-name="Standardskrifttype_20_i_20_afsnit"><text:span text:style-name="T7"/></text:span></text:p>
      <text:p text:style-name="P10"><text:span text:style-name="Standardskrifttype_20_i_20_afsnit"><text:span text:style-name="T7">§ 3</text:span></text:span><text:span text:style-name="Standardskrifttype_20_i_20_afsnit"><text:span text:style-name="T5">) Kode:</text:span></text:span></text:p>
      <text:list xml:id="list35438539" text:style-name="L3">
        <text:list-item>
          <text:p text:style-name="P17"><text:span text:style-name="Standardskrifttype_20_i_20_afsnit"><text:span text:style-name="T7">I refactor fasen skal folk så vidt muligt sørge for at holde deres kode ren til en hvis </text:span></text:span><text:soft-page-break/><text:span text:style-name="Standardskrifttype_20_i_20_afsnit"><text:span text:style-name="T7">grad. Udeladelse af dette kan medføre forsinkelser og misforståelser for resten af gruppen.<text:line-break/>En eller flere personer kan meddele gruppe lederen om kode, som ikke opfylder dette krav. Gruppe lederen kan så efter overvejelse tage det op med personen eller personerne ansvarlige, som derefter 12 timer til at rode bod på dette ellers vil det koste 1 advarsel og gruppe lederen vil sætte en anden på opgaven. Personen der får opgaven vil dog ikke stå til ansvar for koden.</text:span></text:span></text:p>
        </text:list-item>
        <text:list-item>
          <text:p text:style-name="P17"><text:span text:style-name="Standardskrifttype_20_i_20_afsnit"><text:span text:style-name="T7">Ved brugen af version kontrol(SVN, GIT, etc.), skal folk kommentere commits, så de har tydelig nok indhold, til at folk forstår hvad der er sket i committen, samt at der er overblik i loggen. Ved 3 gange uansvarlig kommentering af commits vil personen få 1 advarsel.</text:span></text:span></text:p>
        </text:list-item>
      </text:list>
      <text:p text:style-name="P9"><text:span text:style-name="Standardskrifttype_20_i_20_afsnit"><text:span text:style-name="T7"/></text:span></text:p>
      <text:p text:style-name="P9"><text:span text:style-name="Standardskrifttype_20_i_20_afsnit"><text:span text:style-name="T7"/></text:span></text:p>
      <text:p text:style-name="P10"><text:span text:style-name="Standardskrifttype_20_i_20_afsnit"><text:span text:style-name="T6">Advarsler:</text:span></text:span></text:p>
      <text:p text:style-name="P10"><text:span text:style-name="Standardskrifttype_20_i_20_afsnit"><text:span text:style-name="T7">3 advarsler af den ene eller anden form vil medføre et møde med gruppe lederen, som vil diskutere medlemmets fremtid i gruppen. Dette kan betyde mulig udsmidning fra gruppen. Gruppe lederens afgørelse, om udsmidning, kan dog blive annulleret ved afstemning i gruppen. Dette er den udsmidte ansvarlig for. Hvis 75% eller mere af den resterende gruppe er imod udsmidning, bliver udsmidningen annulleret.</text:span></text:span></text:p>
      <text:p text:style-name="P10"><text:span text:style-name="Standardskrifttype_20_i_20_afsnit"><text:span text:style-name="T7"/></text:span></text:p>
      <text:p text:style-name="P10"><text:span text:style-name="Standardskrifttype_20_i_20_afsnit"><text:span text:style-name="T7">Ved 3 advarsler er gruppe medlemmet også i risiko zonen. Med det menes at gruppen kan <text:s/>holde afstemning om at sende medlemmet ud af gruppen. For at gruppe medlemmet kan blive sendt ud skal 75% eller mere af de stemme gyldige stemme for. De stemmegyldige er alle medlemmerne udover den der stemmes om samt gruppe lederen.</text:span></text:span></text:p>
      <text:p text:style-name="P10"><text:span text:style-name="Standardskrifttype_20_i_20_afsnit"><text:span text:style-name="T7"/></text:span></text:p>
      <text:p text:style-name="P10"><text:span text:style-name="Standardskrifttype_20_i_20_afsnit"><text:span text:style-name="T7">Hvis det skulle være sagen at det er gruppe lederen, som har fået 3 advarsler er det ordstyreren, som står for samtalen.</text:span></text:span></text:p>
      <text:p text:style-name="P10"><text:span text:style-name="Standardskrifttype_20_i_20_afsnit"><text:span text:style-name="T4"/></text:span></text:p>
      <text:p text:style-name="P11"><text:span text:style-name="Standardskrifttype_20_i_20_afsnit"><text:span text:style-name="T4"/></text:span></text:p>
      <text:p text:style-name="P12"><text:span text:style-name="Standardskrifttype_20_i_20_afsnit"><text:span text:style-name="T4">Acceptering:</text:span></text:span></text:p>
      <text:p text:style-name="P2">Ved at skrive under på dette dokument, har den individuelle person accepteret betingelserne i dette dokument og er officielt medlem af Gruppe 3 ved 4. semester projekt IKT.</text:p>
      <text:p text:style-name="P2"/>
      <text:p text:style-name="P3">________________________<text:tab/><text:tab/>_________________________</text:p>
      <text:p text:style-name="P3">Søren Howe Gersager(10430) <text:tab/><text:tab/>Cong Thanh Dao(10517)</text:p>
      <text:p text:style-name="P3"/>
      <text:p text:style-name="P3"/>
      <text:p text:style-name="P3">________________________<text:tab/><text:tab/>_________________________</text:p>
      <text:p text:style-name="P3">Yusuf Tezel(10568) <text:tab/><text:tab/><text:tab/><text:tab/><text:span text:style-name="T8">Sam Luu Tong(10898)</text:span></text:p>
      <text:p text:style-name="P3"/>
      <text:p text:style-name="P3"/>
      <text:p text:style-name="P3">________________________<text:tab/><text:tab/>_________________________</text:p>
      <text:p text:style-name="P3">Nicolaj Quottrup(10754)<text:tab/><text:tab/><text:tab/>René Høgh Thomsen(10778)</text:p>
      <text:p text:style-name="P3"><text:s/></text:p>
      <text:p text:style-name="P3"/>
      <text:p text:style-name="P4">________________________</text:p>
      <text:p text:style-name="P4">Michael Batz Hansen(10791)</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2" fo:hyphenation-push-char-count="2"/>
    </style:style>
    <style:style style:name="Footer" style:family="paragraph" style:parent-style-name="Normal" style:class="extra">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2" fo:hyphenation-push-char-count="2"/>
    </style:style>
    <style:style style:name="Listeafsnit"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skrifttype_20_i_20_afsnit" style:display-name="Standardskrifttype i afsni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1.752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Gruppe 3, I4PRJ<text:tab/>Samarbejdskontrakt<text:tab/>2012</text:p>
      </style:header>
      <style:footer>
        <text:p text:style-name="MP1">Side <text:span text:style-name="Standardskrifttype_20_i_20_afsnit"><text:span text:style-name="MT1"><text:page-number text:select-page="current">4</text:page-number></text:span></text:span> af <text:span text:style-name="Standardskrifttype_20_i_20_afsnit"><text:span text:style-name="MT1"><text:page-count>4</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15:58:09.92</meta:creation-date>
    <dc:date>2012-02-16T15:51:37.12</dc:date>
    <meta:editing-duration>PT1H50M36S</meta:editing-duration>
    <meta:editing-cycles>63</meta:editing-cycles>
    <meta:generator>LibreOffice/3.5$Windows_x86 LibreOffice_project/7e68ba2-a744ebf-1f241b7-c506db1-7d53735</meta:generator>
    <meta:document-statistic meta:table-count="1" meta:image-count="0" meta:object-count="0" meta:page-count="4" meta:paragraph-count="47" meta:word-count="846" meta:character-count="1986" meta:non-whitespace-character-count="4473"/>
  </office:meta>
</office:document-meta>
</file>